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266.6mm" svg:height="193.63mm" svg:x="46.02mm" svg:y="0.97mm">
            <loext:p draw:notify-on-update-of-ranges="Arkusz1.A1:Arkusz1.A364 Arkusz1.B1:Arkusz1.B3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2.05mm" svg:y="1351.89mm">
            <loext:p draw:notify-on-update-of-ranges="Arkusz1.E329:Arkusz1.E336 Arkusz1.F329:Arkusz1.F3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vg</text:p>
          </table:table-cell>
          <table:table-cell office:value-type="float" office:value="1822" calcext:value-type="float">
            <text:p>18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6" calcext:value-type="float">
            <text:p>18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36" calcext:value-type="float">
            <text:p>19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68" calcext:value-type="float">
            <text:p>15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6" calcext:value-type="float">
            <text:p>18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69" calcext:value-type="float">
            <text:p>17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48" calcext:value-type="float">
            <text:p>1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49" calcext:value-type="float">
            <text:p>14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8" calcext:value-type="float">
            <text:p>18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25" calcext:value-type="float">
            <text:p>2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1" calcext:value-type="float">
            <text:p>18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6" calcext:value-type="float">
            <text:p>2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2" calcext:value-type="float">
            <text:p>20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96" calcext:value-type="float">
            <text:p>1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92" calcext:value-type="float">
            <text:p>16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95" calcext:value-type="float">
            <text:p>1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56" calcext:value-type="float">
            <text:p>20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07" calcext:value-type="float">
            <text:p>17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01" calcext:value-type="float">
            <text:p>1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32" calcext:value-type="float">
            <text:p>16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45" calcext:value-type="float">
            <text:p>2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59" calcext:value-type="float">
            <text:p>1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36" calcext:value-type="float">
            <text:p>2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66" calcext:value-type="float">
            <text:p>17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99" calcext:value-type="float">
            <text:p>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58" calcext:value-type="float">
            <text:p>2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17" calcext:value-type="float">
            <text:p>16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17" calcext:value-type="float">
            <text:p>17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94" calcext:value-type="float">
            <text:p>1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9" calcext:value-type="float">
            <text:p>16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53" calcext:value-type="float">
            <text:p>17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57" calcext:value-type="float">
            <text:p>16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74" calcext:value-type="float">
            <text:p>22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14" calcext:value-type="float">
            <text:p>17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85" calcext:value-type="float">
            <text:p>15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73" calcext:value-type="float">
            <text:p>15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73" calcext:value-type="float">
            <text:p>14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58" calcext:value-type="float">
            <text:p>19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6" calcext:value-type="float">
            <text:p>2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62" calcext:value-type="float">
            <text:p>19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3" calcext:value-type="float">
            <text:p>16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5" calcext:value-type="float">
            <text:p>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79" calcext:value-type="float">
            <text:p>15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44" calcext:value-type="float">
            <text:p>19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58" calcext:value-type="float">
            <text:p>17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5" calcext:value-type="float">
            <text:p>1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388" calcext:value-type="float">
            <text:p>43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97" calcext:value-type="float">
            <text:p>63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946" calcext:value-type="float">
            <text:p>59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256" calcext:value-type="float">
            <text:p>5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161" calcext:value-type="float">
            <text:p>51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48" calcext:value-type="float">
            <text:p>5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95" calcext:value-type="float">
            <text:p>6195</text:p>
          </table:table-cell>
          <table:table-cell table:formula="of:=AVERAGE([.B57:.B70])" office:value-type="float" office:value="6278.71428571429" calcext:value-type="float">
            <text:p>6278,7142857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55" calcext:value-type="float">
            <text:p>62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5" calcext:value-type="float">
            <text:p>6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0" calcext:value-type="float">
            <text:p>62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98" calcext:value-type="float">
            <text:p>62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3" calcext:value-type="float">
            <text:p>62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92" calcext:value-type="float">
            <text:p>62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5" calcext:value-type="float">
            <text:p>6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7" calcext:value-type="float">
            <text:p>62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92" calcext:value-type="float">
            <text:p>62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95" calcext:value-type="float">
            <text:p>62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7" calcext:value-type="float">
            <text:p>62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01" calcext:value-type="float">
            <text:p>6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7" calcext:value-type="float">
            <text:p>62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890" calcext:value-type="float">
            <text:p>5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916" calcext:value-type="float">
            <text:p>99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490" calcext:value-type="float">
            <text:p>104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597" calcext:value-type="float">
            <text:p>4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28" calcext:value-type="float">
            <text:p>4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320" calcext:value-type="float">
            <text:p>4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145" calcext:value-type="float">
            <text:p>5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482" calcext:value-type="float">
            <text:p>3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27" calcext:value-type="float">
            <text:p>26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759" calcext:value-type="float">
            <text:p>27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50" calcext:value-type="float">
            <text:p>2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803" calcext:value-type="float">
            <text:p>28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14" calcext:value-type="float">
            <text:p>18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717" calcext:value-type="float">
            <text:p>27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13" calcext:value-type="float">
            <text:p>18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58" calcext:value-type="float">
            <text:p>20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86" calcext:value-type="float">
            <text:p>20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59" calcext:value-type="float">
            <text:p>1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91" calcext:value-type="float">
            <text:p>1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24" calcext:value-type="float">
            <text:p>2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1" calcext:value-type="float">
            <text:p>19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480" calcext:value-type="float">
            <text:p>34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40" calcext:value-type="float">
            <text:p>6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04" calcext:value-type="float">
            <text:p>62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987" calcext:value-type="float">
            <text:p>59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89" calcext:value-type="float">
            <text:p>6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06" calcext:value-type="float">
            <text:p>62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36" calcext:value-type="float">
            <text:p>6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59" calcext:value-type="float">
            <text:p>62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8" calcext:value-type="float">
            <text:p>62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9" calcext:value-type="float">
            <text:p>6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5" calcext:value-type="float">
            <text:p>6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4" calcext:value-type="float">
            <text:p>62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7" calcext:value-type="float">
            <text:p>62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2" calcext:value-type="float">
            <text:p>62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5" calcext:value-type="float">
            <text:p>62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5" calcext:value-type="float">
            <text:p>62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8" calcext:value-type="float">
            <text:p>62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90" calcext:value-type="float">
            <text:p>6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7" calcext:value-type="float">
            <text:p>62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1" calcext:value-type="float">
            <text:p>62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858" calcext:value-type="float">
            <text:p>6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846" calcext:value-type="float">
            <text:p>138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620" calcext:value-type="float">
            <text:p>96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891" calcext:value-type="float">
            <text:p>48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260" calcext:value-type="float">
            <text:p>52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157" calcext:value-type="float">
            <text:p>31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780" calcext:value-type="float">
            <text:p>37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41" calcext:value-type="float">
            <text:p>3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21" calcext:value-type="float">
            <text:p>2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23" calcext:value-type="float">
            <text:p>32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96" calcext:value-type="float">
            <text:p>2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41" calcext:value-type="float">
            <text:p>26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78" calcext:value-type="float">
            <text:p>25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5" calcext:value-type="float">
            <text:p>20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2" calcext:value-type="float">
            <text:p>1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0" calcext:value-type="float">
            <text:p>19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30" calcext:value-type="float">
            <text:p>20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34" calcext:value-type="float">
            <text:p>19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2" calcext:value-type="float">
            <text:p>1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6" calcext:value-type="float">
            <text:p>18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3" calcext:value-type="float">
            <text:p>20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52" calcext:value-type="float">
            <text:p>20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08" calcext:value-type="float">
            <text:p>18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7" calcext:value-type="float">
            <text:p>20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36" calcext:value-type="float">
            <text:p>17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99" calcext:value-type="float">
            <text:p>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6" calcext:value-type="float">
            <text:p>16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7" calcext:value-type="float">
            <text:p>17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32" calcext:value-type="float">
            <text:p>1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01" calcext:value-type="float">
            <text:p>14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0" calcext:value-type="float">
            <text:p>20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31" calcext:value-type="float">
            <text:p>18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47" calcext:value-type="float">
            <text:p>17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4" calcext:value-type="float">
            <text:p>1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99" calcext:value-type="float">
            <text:p>21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41" calcext:value-type="float">
            <text:p>18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77" calcext:value-type="float">
            <text:p>19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91" calcext:value-type="float">
            <text:p>13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71" calcext:value-type="float">
            <text:p>671</text:p>
          </table:table-cell>
          <table:table-cell table:formula="of:=AVERAGE([.B153:.B172])" office:value-type="float" office:value="673.3" calcext:value-type="float">
            <text:p>673,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7" calcext:value-type="float">
            <text:p>6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2" calcext:value-type="float">
            <text:p>6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6" calcext:value-type="float">
            <text:p>6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39" calcext:value-type="float">
            <text:p>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8" calcext:value-type="float">
            <text:p>6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95" calcext:value-type="float">
            <text:p>6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8" calcext:value-type="float">
            <text:p>7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5" calcext:value-type="float">
            <text:p>6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8" calcext:value-type="float">
            <text:p>7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18" calcext:value-type="float">
            <text:p>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91" calcext:value-type="float">
            <text:p>22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18" calcext:value-type="float">
            <text:p>1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93" calcext:value-type="float">
            <text:p>15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38" calcext:value-type="float">
            <text:p>23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70" calcext:value-type="float">
            <text:p>20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51" calcext:value-type="float">
            <text:p>1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93" calcext:value-type="float">
            <text:p>14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38" calcext:value-type="float">
            <text:p>16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1" calcext:value-type="float">
            <text:p>20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51" calcext:value-type="float">
            <text:p>23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6" calcext:value-type="float">
            <text:p>16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98" calcext:value-type="float">
            <text:p>15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2" calcext:value-type="float">
            <text:p>1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0" calcext:value-type="float">
            <text:p>18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41" calcext:value-type="float">
            <text:p>16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9" calcext:value-type="float">
            <text:p>1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5" calcext:value-type="float">
            <text:p>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0" calcext:value-type="float">
            <text:p>18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66" calcext:value-type="float">
            <text:p>19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1" calcext:value-type="float">
            <text:p>18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31" calcext:value-type="float">
            <text:p>16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08" calcext:value-type="float">
            <text:p>16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28" calcext:value-type="float">
            <text:p>16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4" calcext:value-type="float">
            <text:p>18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8" calcext:value-type="float">
            <text:p>16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8" calcext:value-type="float">
            <text:p>16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42" calcext:value-type="float">
            <text:p>842</text:p>
          </table:table-cell>
          <table:table-cell table:formula="of:=AVERAGE([.B199:.B218])" office:value-type="float" office:value="694.65" calcext:value-type="float">
            <text:p>694,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4" calcext:value-type="float">
            <text:p>6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73" calcext:value-type="float">
            <text:p>6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64" calcext:value-type="float">
            <text:p>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1" calcext:value-type="float">
            <text:p>7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1" calcext:value-type="float">
            <text:p>7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5" calcext:value-type="float">
            <text:p>6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5" calcext:value-type="float">
            <text:p>6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3" calcext:value-type="float">
            <text:p>6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8" calcext:value-type="float">
            <text:p>6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64" calcext:value-type="float">
            <text:p>15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79" calcext:value-type="float">
            <text:p>20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17" calcext:value-type="float">
            <text:p>16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55" calcext:value-type="float">
            <text:p>1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91" calcext:value-type="float">
            <text:p>17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36" calcext:value-type="float">
            <text:p>16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35" calcext:value-type="float">
            <text:p>2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6" calcext:value-type="float">
            <text:p>18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91" calcext:value-type="float">
            <text:p>15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299" calcext:value-type="float">
            <text:p>12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34" calcext:value-type="float">
            <text:p>15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66" calcext:value-type="float">
            <text:p>17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13" calcext:value-type="float">
            <text:p>18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83" calcext:value-type="float">
            <text:p>22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32" calcext:value-type="float">
            <text:p>1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9" calcext:value-type="float">
            <text:p>18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52" calcext:value-type="float">
            <text:p>1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84" calcext:value-type="float">
            <text:p>15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9" calcext:value-type="float">
            <text:p>1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34" calcext:value-type="float">
            <text:p>16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44" calcext:value-type="float">
            <text:p>17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53" calcext:value-type="float">
            <text:p>19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60" calcext:value-type="float">
            <text:p>1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40" calcext:value-type="float">
            <text:p>1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5" calcext:value-type="float">
            <text:p>1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93" calcext:value-type="float">
            <text:p>15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2" calcext:value-type="float">
            <text:p>18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10" calcext:value-type="float">
            <text:p>21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7" calcext:value-type="float">
            <text:p>16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17" calcext:value-type="float">
            <text:p>13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01" calcext:value-type="float">
            <text:p>18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43" calcext:value-type="float">
            <text:p>17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26" calcext:value-type="float">
            <text:p>1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55" calcext:value-type="float">
            <text:p>1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5" calcext:value-type="float">
            <text:p>1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74" calcext:value-type="float">
            <text:p>17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406" calcext:value-type="float">
            <text:p>24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17" calcext:value-type="float">
            <text:p>19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94" calcext:value-type="float">
            <text:p>14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1" calcext:value-type="float">
            <text:p>1341</text:p>
          </table:table-cell>
          <table:table-cell table:formula="of:=AVERAGE([.B262:.C279])" office:value-type="float" office:value="1339.33333333333" calcext:value-type="float">
            <text:p>1339,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15" calcext:value-type="float">
            <text:p>13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5" calcext:value-type="float">
            <text:p>1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13" calcext:value-type="float">
            <text:p>13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4" calcext:value-type="float">
            <text:p>1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2" calcext:value-type="float">
            <text:p>13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0" calcext:value-type="float">
            <text:p>13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1" calcext:value-type="float">
            <text:p>1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6" calcext:value-type="float">
            <text:p>1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3" calcext:value-type="float">
            <text:p>1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2" calcext:value-type="float">
            <text:p>13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9" calcext:value-type="float">
            <text:p>13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8" calcext:value-type="float">
            <text:p>13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53" calcext:value-type="float">
            <text:p>1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55" calcext:value-type="float">
            <text:p>13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61" calcext:value-type="float">
            <text:p>13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86" calcext:value-type="float">
            <text:p>22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57" calcext:value-type="float">
            <text:p>33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1" calcext:value-type="float">
            <text:p>29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45" calcext:value-type="float">
            <text:p>29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45" calcext:value-type="float">
            <text:p>2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03" calcext:value-type="float">
            <text:p>2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52" calcext:value-type="float">
            <text:p>22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15" calcext:value-type="float">
            <text:p>2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1" calcext:value-type="float">
            <text:p>19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7" calcext:value-type="float">
            <text:p>19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5" calcext:value-type="float">
            <text:p>18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50" calcext:value-type="float">
            <text:p>17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45" calcext:value-type="float">
            <text:p>1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265" calcext:value-type="float">
            <text:p>12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79" calcext:value-type="float">
            <text:p>1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01" calcext:value-type="float">
            <text:p>1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67" calcext:value-type="float">
            <text:p>1367</text:p>
          </table:table-cell>
          <table:table-cell table:formula="of:=AVERAGE([.B297:.C314])" office:value-type="float" office:value="1339.55555555556" calcext:value-type="float">
            <text:p>1339,5555555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5" calcext:value-type="float">
            <text:p>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5" calcext:value-type="float">
            <text:p>1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3" calcext:value-type="float">
            <text:p>1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7" calcext:value-type="float">
            <text:p>13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5" calcext:value-type="float">
            <text:p>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7" calcext:value-type="float">
            <text:p>13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5" calcext:value-type="float">
            <text:p>13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8" calcext:value-type="float">
            <text:p>13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8" calcext:value-type="float">
            <text:p>13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5" calcext:value-type="float">
            <text:p>13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3" calcext:value-type="float">
            <text:p>1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8" calcext:value-type="float">
            <text:p>13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59" calcext:value-type="float">
            <text:p>18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014" calcext:value-type="float">
            <text:p>3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184" calcext:value-type="float">
            <text:p>31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41" calcext:value-type="float">
            <text:p>25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2" calcext:value-type="float">
            <text:p>29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20" calcext:value-type="float">
            <text:p>2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43" calcext:value-type="float">
            <text:p>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2" calcext:value-type="float">
            <text:p>20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7" calcext:value-type="float">
            <text:p>1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3" calcext:value-type="float">
            <text:p>17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16" calcext:value-type="float">
            <text:p>19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411" calcext:value-type="float">
            <text:p>24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table:formula="of:=[.I330]-[.H330]" office:value-type="float" office:value="107.5" calcext:value-type="float">
            <text:p>107,5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72" calcext:value-type="float">
            <text:p>17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39" calcext:value-type="float">
            <text:p>1339</text:p>
          </table:table-cell>
          <table:table-cell table:formula="of:=[.F330]-[.F329]" office:value-type="float" office:value="823" calcext:value-type="float">
            <text:p>823</text:p>
          </table:table-cell>
          <table:table-cell office:value-type="float" office:value="820" calcext:value-type="float">
            <text:p>820</text:p>
          </table:table-cell>
          <table:table-cell table:formula="of:=([.F330]+[.F329])/2" office:value-type="float" office:value="927.5" calcext:value-type="float">
            <text:p>927,5</text:p>
          </table:table-cell>
          <table:table-cell table:formula="of:=[.I330]-[.I329]" office:value-type="float" office:value="820" calcext:value-type="float">
            <text:p>820</text:p>
          </table:table-cell>
          <table:table-cell office:value-type="string" calcext:value-type="string">
            <text:p>step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88" calcext:value-type="float">
            <text:p>1388</text:p>
          </table:table-cell>
          <table:table-cell table:formula="of:=AVERAGE([.B332:.C350])" office:value-type="float" office:value="1337.84210526316" calcext:value-type="float">
            <text:p>1337,842105263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330]+[.$H$330]" office:value-type="float" office:value="2159" calcext:value-type="float">
            <text:p>2159</text:p>
          </table:table-cell>
          <table:table-cell table:number-columns-repeated="2"/>
          <table:table-cell table:formula="of:=([.F331]+[.F330])/2" office:value-type="float" office:value="1749" calcext:value-type="float">
            <text:p>1749</text:p>
          </table:table-cell>
          <table:table-cell table:formula="of:=[.I331]-[.I330]" office:value-type="float" office:value="821.5" calcext:value-type="float">
            <text:p>82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8" calcext:value-type="float">
            <text:p>13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331]+[.$H$330]" office:value-type="float" office:value="2979" calcext:value-type="float">
            <text:p>2979</text:p>
          </table:table-cell>
          <table:table-cell table:number-columns-repeated="2"/>
          <table:table-cell table:formula="of:=([.F332]+[.F331])/2" office:value-type="float" office:value="2569" calcext:value-type="float">
            <text:p>2569</text:p>
          </table:table-cell>
          <table:table-cell table:formula="of:=[.I332]-[.I331]"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332]+[.$H$330]" office:value-type="float" office:value="3799" calcext:value-type="float">
            <text:p>3799</text:p>
          </table:table-cell>
          <table:table-cell table:number-columns-repeated="2"/>
          <table:table-cell table:formula="of:=([.F333]+[.F332])/2" office:value-type="float" office:value="3389" calcext:value-type="float">
            <text:p>3389</text:p>
          </table:table-cell>
          <table:table-cell table:formula="of:=[.I333]-[.I332]"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7" calcext:value-type="float">
            <text:p>13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333]+[.$H$330]" office:value-type="float" office:value="4619" calcext:value-type="float">
            <text:p>4619</text:p>
          </table:table-cell>
          <table:table-cell table:number-columns-repeated="2"/>
          <table:table-cell table:formula="of:=([.F334]+[.F333])/2" office:value-type="float" office:value="4209" calcext:value-type="float">
            <text:p>4209</text:p>
          </table:table-cell>
          <table:table-cell table:formula="of:=[.I334]-[.I333]"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8" calcext:value-type="float">
            <text:p>13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334]+[.$H$330]" office:value-type="float" office:value="5439" calcext:value-type="float">
            <text:p>5439</text:p>
          </table:table-cell>
          <table:table-cell table:number-columns-repeated="2"/>
          <table:table-cell table:formula="of:=([.F335]+[.F334])/2" office:value-type="float" office:value="5029" calcext:value-type="float">
            <text:p>5029</text:p>
          </table:table-cell>
          <table:table-cell table:formula="of:=[.I335]-[.I334]"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0" calcext:value-type="float">
            <text:p>134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78" calcext:value-type="float">
            <text:p>6278</text:p>
          </table:table-cell>
          <table:table-cell table:formula="of:=[.F336]-[.F335]" office:value-type="float" office:value="839" calcext:value-type="float">
            <text:p>839</text:p>
          </table:table-cell>
          <table:table-cell/>
          <table:table-cell table:formula="of:=([.F336]+[.F335])/2" office:value-type="float" office:value="5858.5" calcext:value-type="float">
            <text:p>5858,5</text:p>
          </table:table-cell>
          <table:table-cell table:formula="of:=[.I336]-[.I335]" office:value-type="float" office:value="829.5" calcext:value-type="float">
            <text:p>829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6" calcext:value-type="float">
            <text:p>1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2" calcext:value-type="float">
            <text:p>13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1" calcext:value-type="float">
            <text:p>1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50" calcext:value-type="float">
            <text:p>1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9" calcext:value-type="float">
            <text:p>13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7" calcext:value-type="float">
            <text:p>13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8" calcext:value-type="float">
            <text:p>13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5" calcext:value-type="float">
            <text:p>13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53" calcext:value-type="float">
            <text:p>1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7" calcext:value-type="float">
            <text:p>13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02" calcext:value-type="float">
            <text:p>1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57" calcext:value-type="float">
            <text:p>36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453" calcext:value-type="float">
            <text:p>2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96" calcext:value-type="float">
            <text:p>2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99" calcext:value-type="float">
            <text:p>21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2" calcext:value-type="float">
            <text:p>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56" calcext:value-type="float">
            <text:p>18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98" calcext:value-type="float">
            <text:p>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15" calcext:value-type="float">
            <text:p>2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23" calcext:value-type="float">
            <text:p>15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29" calcext:value-type="float">
            <text:p>1829</text:p>
          </table:table-cell>
          <table:table-cell table:number-columns-repeated="10"/>
        </table:table-row>
      </table:table>
      <table:table table:name="Arkusz2" table:style-name="ta1">
        <table:shapes>
          <draw:frame draw:z-index="0" draw:style-name="gr1" draw:text-style-name="P1" svg:width="159.99mm" svg:height="89.99mm" svg:x="105.5mm" svg:y="8.45mm">
            <loext:p draw:notify-on-update-of-ranges="Arkusz2.C2:Arkusz2.C1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2" calcext:value-type="float">
            <text:p>632</text:p>
          </table:table-cell>
          <table:table-cell table:formula="of:=AVERAGE([.B2:.B20])" office:value-type="float" office:value="670.421052631579" calcext:value-type="float">
            <text:p>670,4210526316</text:p>
          </table:table-cell>
          <table:table-cell table:formula="of:=SQRT(DEVSQ([.B2:.B20]))" office:value-type="float" office:value="189.45350769766" calcext:value-type="float">
            <text:p>189,453507697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29" calcext:value-type="float">
            <text:p>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49" calcext:value-type="float">
            <text:p>1149</text:p>
          </table:table-cell>
          <table:table-cell table:formula="of:=AVERAGE([.B22:.B39])" office:value-type="float" office:value="1166.72222222222" calcext:value-type="float">
            <text:p>1166,7222222222</text:p>
          </table:table-cell>
          <table:table-cell table:formula="of:=SQRT(DEVSQ([.B22:.B39]))" office:value-type="float" office:value="39.5425228217815" calcext:value-type="float">
            <text:p>39,542522821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54" calcext:value-type="float">
            <text:p>1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2" calcext:value-type="float">
            <text:p>1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7" calcext:value-type="float">
            <text:p>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0" calcext:value-type="float">
            <text:p>1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54" calcext:value-type="float">
            <text:p>1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4" calcext:value-type="float">
            <text:p>1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6" calcext:value-type="float">
            <text:p>1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2" calcext:value-type="float">
            <text:p>1882</text:p>
          </table:table-cell>
          <table:table-cell table:formula="of:=AVERAGE([.B41:.B58])" office:value-type="float" office:value="1889.38888888889" calcext:value-type="float">
            <text:p>1889,3888888889</text:p>
          </table:table-cell>
          <table:table-cell table:formula="of:=SQRT(DEVSQ([.B41:.B58]))" office:value-type="float" office:value="41.2344246689314" calcext:value-type="float">
            <text:p>41,234424668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69" calcext:value-type="float">
            <text:p>1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6" calcext:value-type="float">
            <text:p>1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7" calcext:value-type="float">
            <text:p>1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2" calcext:value-type="float">
            <text:p>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4" calcext:value-type="float">
            <text:p>1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0" calcext:value-type="float">
            <text:p>1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2" calcext:value-type="float">
            <text:p>1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2" calcext:value-type="float">
            <text:p>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4" calcext:value-type="float">
            <text:p>1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1" calcext:value-type="float">
            <text:p>1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6" calcext:value-type="float">
            <text:p>1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9" calcext:value-type="float">
            <text:p>1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5" calcext:value-type="float">
            <text:p>1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03" calcext:value-type="float">
            <text:p>2603</text:p>
          </table:table-cell>
          <table:table-cell table:formula="of:=AVERAGE([.B60:.B79])" office:value-type="float" office:value="2594.5" calcext:value-type="float">
            <text:p>2594,5</text:p>
          </table:table-cell>
          <table:table-cell table:formula="of:=SQRT(DEVSQ([.B60:.B79]))" office:value-type="float" office:value="94.8630591958746" calcext:value-type="float">
            <text:p>94,863059195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72" calcext:value-type="float">
            <text:p>2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13" calcext:value-type="float">
            <text:p>2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1" calcext:value-type="float">
            <text:p>2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6" calcext:value-type="float">
            <text:p>2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3" calcext:value-type="float">
            <text:p>2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3" calcext:value-type="float">
            <text:p>2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9" calcext:value-type="float">
            <text:p>2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5" calcext:value-type="float">
            <text:p>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1" calcext:value-type="float">
            <text:p>2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2" calcext:value-type="float">
            <text:p>2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8" calcext:value-type="float">
            <text:p>2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5" calcext:value-type="float">
            <text:p>2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1" calcext:value-type="float">
            <text:p>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0" calcext:value-type="float">
            <text:p>2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03" calcext:value-type="float">
            <text:p>2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74" calcext:value-type="float">
            <text:p>2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522" calcext:value-type="float">
            <text:p>3522</text:p>
          </table:table-cell>
          <table:table-cell table:formula="of:=AVERAGE([.B81:.B99])" office:value-type="float" office:value="3319.84210526316" calcext:value-type="float">
            <text:p>3319,8421052632</text:p>
          </table:table-cell>
          <table:table-cell table:formula="of:=SQRT(DEVSQ([.B81:.B99]))" office:value-type="float" office:value="212.820408597929" calcext:value-type="float">
            <text:p>212,820408597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8" calcext:value-type="float">
            <text:p>3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9" calcext:value-type="float">
            <text:p>3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9" calcext:value-type="float">
            <text:p>3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14" calcext:value-type="float">
            <text:p>3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4" calcext:value-type="float">
            <text:p>3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18" calcext:value-type="float">
            <text:p>3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13" calcext:value-type="float">
            <text:p>33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18" calcext:value-type="float">
            <text:p>4218</text:p>
          </table:table-cell>
          <table:table-cell table:formula="of:=AVERAGE([.B101:.B119])" office:value-type="float" office:value="4021.47368421053" calcext:value-type="float">
            <text:p>4021,4736842105</text:p>
          </table:table-cell>
          <table:table-cell table:formula="of:=SQRT(DEVSQ([.B101:.B119]))" office:value-type="float" office:value="205.661704850721" calcext:value-type="float">
            <text:p>205,661704850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0" calcext:value-type="float">
            <text:p>4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01" calcext:value-type="float">
            <text:p>4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04" calcext:value-type="float">
            <text:p>4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996" calcext:value-type="float">
            <text:p>3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08" calcext:value-type="float">
            <text:p>4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6" calcext:value-type="float">
            <text:p>4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1" calcext:value-type="float">
            <text:p>4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2" calcext:value-type="float">
            <text:p>4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22" calcext:value-type="float">
            <text:p>4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21" calcext:value-type="float">
            <text:p>4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8" calcext:value-type="float">
            <text:p>4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8" calcext:value-type="float">
            <text:p>4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20" calcext:value-type="float">
            <text:p>4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7" calcext:value-type="float">
            <text:p>4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8" calcext:value-type="float">
            <text:p>4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05" calcext:value-type="float">
            <text:p>4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987" calcext:value-type="float">
            <text:p>3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06" calcext:value-type="float">
            <text:p>40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6" calcext:value-type="float">
            <text:p>4756</text:p>
          </table:table-cell>
          <table:table-cell table:formula="of:=AVERAGE([.B121:.B139])" office:value-type="float" office:value="4754.52631578947" calcext:value-type="float">
            <text:p>4754,5263157895</text:p>
          </table:table-cell>
          <table:table-cell table:formula="of:=SQRT(DEVSQ([.B121:.B139]))" office:value-type="float" office:value="118.400746797076" calcext:value-type="float">
            <text:p>118,400746797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22" calcext:value-type="float">
            <text:p>4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22" calcext:value-type="float">
            <text:p>4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44" calcext:value-type="float">
            <text:p>4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7" calcext:value-type="float">
            <text:p>4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5" calcext:value-type="float">
            <text:p>4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70" calcext:value-type="float">
            <text:p>4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60" calcext:value-type="float">
            <text:p>4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64" calcext:value-type="float">
            <text:p>4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9" calcext:value-type="float">
            <text:p>4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3" calcext:value-type="float">
            <text:p>4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44" calcext:value-type="float">
            <text:p>4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29" calcext:value-type="float">
            <text:p>4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33" calcext:value-type="float">
            <text:p>4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30" calcext:value-type="float">
            <text:p>4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7" calcext:value-type="float">
            <text:p>4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0" calcext:value-type="float">
            <text:p>4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848" calcext:value-type="float">
            <text:p>4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83" calcext:value-type="float">
            <text:p>478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61" calcext:value-type="float">
            <text:p>5461</text:p>
          </table:table-cell>
          <table:table-cell table:formula="of:=AVERAGE([.B141:.B158])" office:value-type="float" office:value="5436.88888888889" calcext:value-type="float">
            <text:p>5436,8888888889</text:p>
          </table:table-cell>
          <table:table-cell table:formula="of:=SQRT(DEVSQ([.B141:.B158]))" office:value-type="float" office:value="112.560107399459" calcext:value-type="float">
            <text:p>112,560107399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365" calcext:value-type="float">
            <text:p>5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383" calcext:value-type="float">
            <text:p>5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03" calcext:value-type="float">
            <text:p>5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29" calcext:value-type="float">
            <text:p>5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53" calcext:value-type="float">
            <text:p>5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66" calcext:value-type="float">
            <text:p>5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63" calcext:value-type="float">
            <text:p>5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51" calcext:value-type="float">
            <text:p>5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52" calcext:value-type="float">
            <text:p>5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48" calcext:value-type="float">
            <text:p>5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42" calcext:value-type="float">
            <text:p>5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36" calcext:value-type="float">
            <text:p>5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29" calcext:value-type="float">
            <text:p>5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47" calcext:value-type="float">
            <text:p>5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40" calcext:value-type="float">
            <text:p>5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45" calcext:value-type="float">
            <text:p>5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51" calcext:value-type="float">
            <text:p>545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9" calcext:value-type="float">
            <text:p>6269</text:p>
          </table:table-cell>
          <table:table-cell table:formula="of:=AVERAGE([.B160:.B178])" office:value-type="float" office:value="6120.05263157895" calcext:value-type="float">
            <text:p>6120,052631579</text:p>
          </table:table-cell>
          <table:table-cell table:formula="of:=SQRT(DEVSQ([.B160:.B177]))" office:value-type="float" office:value="466.465432802903" calcext:value-type="float">
            <text:p>466,465432802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880" calcext:value-type="float">
            <text:p>5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821" calcext:value-type="float">
            <text:p>5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945" calcext:value-type="float">
            <text:p>5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47" calcext:value-type="float">
            <text:p>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92" calcext:value-type="float">
            <text:p>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37" calcext:value-type="float">
            <text:p>6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60" calcext:value-type="float">
            <text:p>6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76" calcext:value-type="float">
            <text:p>6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71" calcext:value-type="float">
            <text:p>6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74" calcext:value-type="float">
            <text:p>6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73" calcext:value-type="float">
            <text:p>6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64" calcext:value-type="float">
            <text:p>6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43" calcext:value-type="float">
            <text:p>6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09" calcext:value-type="float">
            <text:p>6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22" calcext:value-type="float">
            <text:p>6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35" calcext:value-type="float">
            <text:p>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42" calcext:value-type="float">
            <text:p>6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21" calcext:value-type="float">
            <text:p>6421</text:p>
          </table:table-cell>
          <table:table-cell table:number-columns-repeated="2"/>
        </table:table-row>
      </table:table>
      <table:table table:name="Arkusz3" table:style-name="ta1">
        <table:shapes>
          <draw:frame draw:z-index="0" draw:style-name="gr1" draw:text-style-name="P1" svg:width="159.99mm" svg:height="89.99mm" svg:x="118.24mm" svg:y="5.21mm">
            <loext:p draw:notify-on-update-of-ranges="Arkusz3.C2:Arkusz3.C15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85" calcext:value-type="float">
            <text:p>1085</text:p>
          </table:table-cell>
          <table:table-cell table:formula="of:=AVERAGE([.B2:.B20])" office:value-type="float" office:value="1029.63157894737" calcext:value-type="float">
            <text:p>1029,6315789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07" calcext:value-type="float">
            <text:p>1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15" calcext:value-type="float">
            <text:p>1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1" calcext:value-type="float">
            <text:p>1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5" calcext:value-type="float">
            <text:p>1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4" calcext:value-type="float">
            <text:p>1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0" calcext:value-type="float">
            <text:p>10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11" calcext:value-type="float">
            <text:p>1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7" calcext:value-type="float">
            <text:p>1667</text:p>
          </table:table-cell>
          <table:table-cell table:formula="of:=AVERAGE([.B22:.B39])" office:value-type="float" office:value="1677.16666666667" calcext:value-type="float">
            <text:p>1677,1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8" calcext:value-type="float">
            <text:p>1668</text:p>
          </table:table-cell>
          <table:table-cell table:number-columns-repeated="4"/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9" calcext:value-type="float">
            <text:p>1669</text:p>
          </table:table-cell>
          <table:table-cell table:number-columns-repeated="2"/>
          <table:table-cell office:value-type="float" office:value="1029.63157894737" calcext:value-type="float">
            <text:p>1029,6315789474</text:p>
          </table:table-cell>
          <table:table-cell/>
          <table:table-cell table:formula="of:=[.G23]+[.$F$33]" office:value-type="float" office:value="1351" calcext:value-type="float">
            <text:p>135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2" calcext:value-type="float">
            <text:p>1672</text:p>
          </table:table-cell>
          <table:table-cell table:number-columns-repeated="2"/>
          <table:table-cell office:value-type="float" office:value="1677.16666666667" calcext:value-type="float">
            <text:p>1677,1666666667</text:p>
          </table:table-cell>
          <table:table-cell table:formula="of:=[.E25]-[.E24]" office:value-type="float" office:value="647.5350877193" calcext:value-type="float">
            <text:p>647,5350877193</text:p>
          </table:table-cell>
          <table:table-cell table:formula="of:=[.G24]+[.$F$33]"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2" calcext:value-type="float">
            <text:p>1682</text:p>
          </table:table-cell>
          <table:table-cell table:number-columns-repeated="2"/>
          <table:table-cell office:value-type="float" office:value="2375.44444444444" calcext:value-type="float">
            <text:p>2375,4444444444</text:p>
          </table:table-cell>
          <table:table-cell table:formula="of:=[.E26]-[.E25]" office:value-type="float" office:value="698.27777777777" calcext:value-type="float">
            <text:p>698,2777777778</text:p>
          </table:table-cell>
          <table:table-cell table:formula="of:=[.G25]+[.$F$33]" office:value-type="float" office:value="2639" calcext:value-type="float">
            <text:p>263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4" calcext:value-type="float">
            <text:p>1684</text:p>
          </table:table-cell>
          <table:table-cell table:number-columns-repeated="2"/>
          <table:table-cell office:value-type="float" office:value="2959.44444444444" calcext:value-type="float">
            <text:p>2959,4444444444</text:p>
          </table:table-cell>
          <table:table-cell table:formula="of:=[.E27]-[.E26]" office:value-type="float" office:value="584" calcext:value-type="float">
            <text:p>584</text:p>
          </table:table-cell>
          <table:table-cell table:formula="of:=[.G26]+[.$F$33]" office:value-type="float" office:value="3283" calcext:value-type="float">
            <text:p>328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7" calcext:value-type="float">
            <text:p>1687</text:p>
          </table:table-cell>
          <table:table-cell table:number-columns-repeated="2"/>
          <table:table-cell office:value-type="float" office:value="3624.11111111111" calcext:value-type="float">
            <text:p>3624,1111111111</text:p>
          </table:table-cell>
          <table:table-cell table:formula="of:=[.E28]-[.E27]" office:value-type="float" office:value="664.66666666667" calcext:value-type="float">
            <text:p>664,6666666667</text:p>
          </table:table-cell>
          <table:table-cell table:formula="of:=[.G27]+[.$F$33]" office:value-type="float" office:value="3927" calcext:value-type="float">
            <text:p>3927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2" calcext:value-type="float">
            <text:p>1682</text:p>
          </table:table-cell>
          <table:table-cell table:number-columns-repeated="2"/>
          <table:table-cell office:value-type="float" office:value="4282.47058823529" calcext:value-type="float">
            <text:p>4282,4705882353</text:p>
          </table:table-cell>
          <table:table-cell table:formula="of:=[.E29]-[.E28]" office:value-type="float" office:value="658.35947712418" calcext:value-type="float">
            <text:p>658,3594771242</text:p>
          </table:table-cell>
          <table:table-cell table:formula="of:=[.G28]+[.$F$33]" office:value-type="float" office:value="4571" calcext:value-type="float">
            <text:p>457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1" calcext:value-type="float">
            <text:p>1661</text:p>
          </table:table-cell>
          <table:table-cell table:number-columns-repeated="2"/>
          <table:table-cell office:value-type="float" office:value="4974.33333333333" calcext:value-type="float">
            <text:p>4974,3333333333</text:p>
          </table:table-cell>
          <table:table-cell table:formula="of:=[.E30]-[.E29]" office:value-type="float" office:value="691.86274509804" calcext:value-type="float">
            <text:p>691,862745098</text:p>
          </table:table-cell>
          <table:table-cell table:formula="of:=[.G29]+[.$F$33]" office:value-type="float" office:value="5215" calcext:value-type="float">
            <text:p>521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8" calcext:value-type="float">
            <text:p>1678</text:p>
          </table:table-cell>
          <table:table-cell table:number-columns-repeated="2"/>
          <table:table-cell office:value-type="float" office:value="5613.05882352941" calcext:value-type="float">
            <text:p>5613,0588235294</text:p>
          </table:table-cell>
          <table:table-cell table:formula="of:=[.E31]-[.E30]" office:value-type="float" office:value="638.72549019608" calcext:value-type="float">
            <text:p>638,7254901961</text:p>
          </table:table-cell>
          <table:table-cell table:formula="of:=[.G30]+[.$F$33]" office:value-type="float" office:value="5859" calcext:value-type="float">
            <text:p>585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float" office:value="6183.77777777778" calcext:value-type="float">
            <text:p>6183,7777777778</text:p>
          </table:table-cell>
          <table:table-cell table:formula="of:=[.E32]-[.E31]" office:value-type="float" office:value="570.71895424837" calcext:value-type="float">
            <text:p>570,7189542484</text:p>
          </table:table-cell>
          <table:table-cell table:formula="of:=[.G31]+[.$F$33]" office:value-type="float" office:value="6503" calcext:value-type="float">
            <text:p>6503</text:p>
          </table:table-cell>
          <table:table-cell table:formula="of:=([.G31]+[.G32])/2" office:value-type="float" office:value="6181" calcext:value-type="float">
            <text:p>618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4" calcext:value-type="float">
            <text:p>1684</text:p>
          </table:table-cell>
          <table:table-cell table:number-columns-repeated="3"/>
          <table:table-cell table:style-name="ce2"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9" calcext:value-type="float">
            <text:p>1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7" calcext:value-type="float">
            <text:p>1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5" calcext:value-type="float">
            <text:p>16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0" calcext:value-type="float">
            <text:p>168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93" calcext:value-type="float">
            <text:p>2393</text:p>
          </table:table-cell>
          <table:table-cell table:formula="of:=AVERAGE([.B41:.B59])" office:value-type="float" office:value="2375.44444444444" calcext:value-type="float">
            <text:p>2375,444444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9" calcext:value-type="float">
            <text:p>2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6" calcext:value-type="float">
            <text:p>2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71" calcext:value-type="float">
            <text:p>2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8" calcext:value-type="float">
            <text:p>2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71" calcext:value-type="float">
            <text:p>2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035" calcext:value-type="float">
            <text:p>3035</text:p>
          </table:table-cell>
          <table:table-cell table:formula="of:=AVERAGE([.B60:.B78])" office:value-type="float" office:value="2959.44444444444" calcext:value-type="float">
            <text:p>2959,444444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35" calcext:value-type="float">
            <text:p>29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43" calcext:value-type="float">
            <text:p>29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0" calcext:value-type="float">
            <text:p>2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2" calcext:value-type="float">
            <text:p>2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1" calcext:value-type="float">
            <text:p>2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0" calcext:value-type="float">
            <text:p>2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0" calcext:value-type="float">
            <text:p>2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4" calcext:value-type="float">
            <text:p>29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2" calcext:value-type="float">
            <text:p>2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9" calcext:value-type="float">
            <text:p>2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5" calcext:value-type="float">
            <text:p>2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2" calcext:value-type="float">
            <text:p>2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8" calcext:value-type="float">
            <text:p>2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7" calcext:value-type="float">
            <text:p>2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4" calcext:value-type="float">
            <text:p>29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1" calcext:value-type="float">
            <text:p>2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2" calcext:value-type="float">
            <text:p>296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85" calcext:value-type="float">
            <text:p>3685</text:p>
          </table:table-cell>
          <table:table-cell table:formula="of:=AVERAGE([.B79:.B97])" office:value-type="float" office:value="3624.11111111111" calcext:value-type="float">
            <text:p>3624,111111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2" calcext:value-type="float">
            <text:p>36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15" calcext:value-type="float">
            <text:p>3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7" calcext:value-type="float">
            <text:p>3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9" calcext:value-type="float">
            <text:p>36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18" calcext:value-type="float">
            <text:p>3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36" calcext:value-type="float">
            <text:p>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9" calcext:value-type="float">
            <text:p>36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7" calcext:value-type="float">
            <text:p>3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8" calcext:value-type="float">
            <text:p>36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3" calcext:value-type="float">
            <text:p>36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16" calcext:value-type="float">
            <text:p>3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8" calcext:value-type="float">
            <text:p>36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12" calcext:value-type="float">
            <text:p>3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0" calcext:value-type="float">
            <text:p>36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15" calcext:value-type="float">
            <text:p>3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09" calcext:value-type="float">
            <text:p>360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6" calcext:value-type="float">
            <text:p>4286</text:p>
          </table:table-cell>
          <table:table-cell table:formula="of:=AVERAGE([.B98:.B114])" office:value-type="float" office:value="4282.47058823529" calcext:value-type="float">
            <text:p>4282,4705882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75" calcext:value-type="float">
            <text:p>4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69" calcext:value-type="float">
            <text:p>4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6" calcext:value-type="float">
            <text:p>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4" calcext:value-type="float">
            <text:p>42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1" calcext:value-type="float">
            <text:p>42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9" calcext:value-type="float">
            <text:p>4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325" calcext:value-type="float">
            <text:p>4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3" calcext:value-type="float">
            <text:p>4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64" calcext:value-type="float">
            <text:p>4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75" calcext:value-type="float">
            <text:p>4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72" calcext:value-type="float">
            <text:p>4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68" calcext:value-type="float">
            <text:p>4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5" calcext:value-type="float">
            <text:p>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9" calcext:value-type="float">
            <text:p>4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5" calcext:value-type="float">
            <text:p>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6" calcext:value-type="float">
            <text:p>428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7" calcext:value-type="float">
            <text:p>4977</text:p>
          </table:table-cell>
          <table:table-cell table:formula="of:=AVERAGE([.B116:.B134])" office:value-type="float" office:value="4974.33333333333" calcext:value-type="float">
            <text:p>4974,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52" calcext:value-type="float">
            <text:p>4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51" calcext:value-type="float">
            <text:p>4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60" calcext:value-type="float">
            <text:p>49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2" calcext:value-type="float">
            <text:p>4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7" calcext:value-type="float">
            <text:p>49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3" calcext:value-type="float">
            <text:p>49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86" calcext:value-type="float">
            <text:p>4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91" calcext:value-type="float">
            <text:p>4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91" calcext:value-type="float">
            <text:p>4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86" calcext:value-type="float">
            <text:p>4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93" calcext:value-type="float">
            <text:p>4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4" calcext:value-type="float">
            <text:p>49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84" calcext:value-type="float">
            <text:p>4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81" calcext:value-type="float">
            <text:p>4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7" calcext:value-type="float">
            <text:p>49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49" calcext:value-type="float">
            <text:p>4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64" calcext:value-type="float">
            <text:p>496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64" calcext:value-type="float">
            <text:p>5564</text:p>
          </table:table-cell>
          <table:table-cell table:formula="of:=AVERAGE([.B135:.B152])" office:value-type="float" office:value="5613.05882352941" calcext:value-type="float">
            <text:p>5613,0588235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43" calcext:value-type="float">
            <text:p>55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65" calcext:value-type="float">
            <text:p>5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99" calcext:value-type="float">
            <text:p>5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2" calcext:value-type="float">
            <text:p>5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5" calcext:value-type="float">
            <text:p>5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7" calcext:value-type="float">
            <text:p>56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42" calcext:value-type="float">
            <text:p>56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45" calcext:value-type="float">
            <text:p>5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5" calcext:value-type="float">
            <text:p>5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0" calcext:value-type="float">
            <text:p>5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22" calcext:value-type="float">
            <text:p>56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9" calcext:value-type="float">
            <text:p>5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5" calcext:value-type="float">
            <text:p>5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23" calcext:value-type="float">
            <text:p>56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2" calcext:value-type="float">
            <text:p>5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24" calcext:value-type="float">
            <text:p>562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95" calcext:value-type="float">
            <text:p>6395</text:p>
          </table:table-cell>
          <table:table-cell table:formula="of:=AVERAGE([.B153:.B171])" office:value-type="float" office:value="6183.77777777778" calcext:value-type="float">
            <text:p>6183,7777777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957" calcext:value-type="float">
            <text:p>5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60" calcext:value-type="float">
            <text:p>56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985" calcext:value-type="float">
            <text:p>59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22" calcext:value-type="float">
            <text:p>6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88" calcext:value-type="float">
            <text:p>6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15" calcext:value-type="float">
            <text:p>6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59" calcext:value-type="float">
            <text:p>6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8" calcext:value-type="float">
            <text:p>6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8" calcext:value-type="float">
            <text:p>6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4" calcext:value-type="float">
            <text:p>6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5" calcext:value-type="float">
            <text:p>6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51" calcext:value-type="float">
            <text:p>62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41" calcext:value-type="float">
            <text:p>6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39" calcext:value-type="float">
            <text:p>6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34" calcext:value-type="float">
            <text:p>6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48" calcext:value-type="float">
            <text:p>6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39" calcext:value-type="float">
            <text:p>6239</text:p>
          </table:table-cell>
          <table:table-cell table:number-columns-repeated="6"/>
        </table:table-row>
      </table:table>
      <table:table table:name="Arkusz4" table:style-name="ta1">
        <table:table-column table:style-name="co1" table:number-columns-repeated="9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15" calcext:value-type="float">
            <text:p>915</text:p>
          </table:table-cell>
          <table:table-cell table:formula="of:=AVERAGE([.B2:.B20])" office:value-type="float" office:value="914.555555555556" calcext:value-type="float">
            <text:p>914,5555555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96" calcext:value-type="float">
            <text:p>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12" calcext:value-type="float">
            <text:p>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96" calcext:value-type="float">
            <text:p>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08" calcext:value-type="float">
            <text:p>908</text:p>
          </table:table-cell>
          <table:table-cell table:number-columns-repeated="5"/>
          <table:table-cell table:formula="of:=[.F7]-[.G16]/2" office:value-type="float" office:value="620.833333333333" calcext:value-type="float">
            <text:p>620,833333333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914.555555555556" calcext:value-type="float">
            <text:p>914,5555555556</text:p>
          </table:table-cell>
          <table:table-cell/>
          <table:table-cell table:formula="of:=[.H6]+[.$G$16]" office:value-type="float" office:value="1208.27777777778" calcext:value-type="float">
            <text:p>1208,2777777778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02" calcext:value-type="float">
            <text:p>902</text:p>
          </table:table-cell>
          <table:table-cell table:number-columns-repeated="4"/>
          <table:table-cell table:formula="of:=[.F8]-[.F7]" office:value-type="float" office:value="-914.555555555556" calcext:value-type="float">
            <text:p>-914,5555555556</text:p>
          </table:table-cell>
          <table:table-cell table:formula="of:=[.H7]+[.$G$16]" office:value-type="float" office:value="1795.72222222222" calcext:value-type="float">
            <text:p>1795,722222222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96" calcext:value-type="float">
            <text:p>896</text:p>
          </table:table-cell>
          <table:table-cell table:number-columns-repeated="4"/>
          <table:table-cell table:formula="of:=[.F9]-[.F8]" office:value-type="float" office:value="0" calcext:value-type="float">
            <text:p>0</text:p>
          </table:table-cell>
          <table:table-cell table:formula="of:=[.H8]+[.$G$16]" office:value-type="float" office:value="2383.16666666667" calcext:value-type="float">
            <text:p>2383,1666666667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63" calcext:value-type="float">
            <text:p>963</text:p>
          </table:table-cell>
          <table:table-cell table:number-columns-repeated="4"/>
          <table:table-cell table:formula="of:=[.F10]-[.F9]" office:value-type="float" office:value="0" calcext:value-type="float">
            <text:p>0</text:p>
          </table:table-cell>
          <table:table-cell table:formula="of:=[.H9]+[.$G$16]" office:value-type="float" office:value="2970.61111111111" calcext:value-type="float">
            <text:p>2970,611111111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23" calcext:value-type="float">
            <text:p>923</text:p>
          </table:table-cell>
          <table:table-cell table:number-columns-repeated="4"/>
          <table:table-cell table:formula="of:=[.F11]-[.F10]" office:value-type="float" office:value="0" calcext:value-type="float">
            <text:p>0</text:p>
          </table:table-cell>
          <table:table-cell table:formula="of:=[.H10]+[.$G$16]" office:value-type="float" office:value="3558.05555555556" calcext:value-type="float">
            <text:p>3558,0555555556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06" calcext:value-type="float">
            <text:p>906</text:p>
          </table:table-cell>
          <table:table-cell table:number-columns-repeated="4"/>
          <table:table-cell table:formula="of:=[.F12]-[.F11]" office:value-type="float" office:value="0" calcext:value-type="float">
            <text:p>0</text:p>
          </table:table-cell>
          <table:table-cell table:formula="of:=[.H11]+[.$G$16]" office:value-type="float" office:value="4145.5" calcext:value-type="float">
            <text:p>4145,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11" calcext:value-type="float">
            <text:p>911</text:p>
          </table:table-cell>
          <table:table-cell table:number-columns-repeated="4"/>
          <table:table-cell table:formula="of:=[.F13]-[.F12]" office:value-type="float" office:value="0" calcext:value-type="float">
            <text:p>0</text:p>
          </table:table-cell>
          <table:table-cell table:formula="of:=[.H12]+[.$G$16]" office:value-type="float" office:value="4732.94444444444" calcext:value-type="float">
            <text:p>4732,944444444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04" calcext:value-type="float">
            <text:p>904</text:p>
          </table:table-cell>
          <table:table-cell table:number-columns-repeated="4"/>
          <table:table-cell table:formula="of:=[.F14]-[.F13]" office:value-type="float" office:value="0" calcext:value-type="float">
            <text:p>0</text:p>
          </table:table-cell>
          <table:table-cell table:formula="of:=[.H13]+[.$G$16]" office:value-type="float" office:value="5320.38888888889" calcext:value-type="float">
            <text:p>5320,388888888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01" calcext:value-type="float">
            <text:p>901</text:p>
          </table:table-cell>
          <table:table-cell table:number-columns-repeated="3"/>
          <table:table-cell office:value-type="float" office:value="5614.11111111111" calcext:value-type="float">
            <text:p>5614,1111111111</text:p>
          </table:table-cell>
          <table:table-cell table:formula="of:=[.F15]-[.F14]" office:value-type="float" office:value="5614.11111111111" calcext:value-type="float">
            <text:p>5614,1111111111</text:p>
          </table:table-cell>
          <table:table-cell table:formula="of:=[.H14]+[.$G$16]" office:value-type="float" office:value="5907.83333333333" calcext:value-type="float">
            <text:p>5907,8333333333</text:p>
          </table:table-cell>
          <table:table-cell table:formula="of:=([.H14]+[.H15])/2" office:value-type="float" office:value="5614.11111111111" calcext:value-type="float">
            <text:p>5614,111111111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98" calcext:value-type="float">
            <text:p>898</text:p>
          </table:table-cell>
          <table:table-cell table:number-columns-repeated="4"/>
          <table:table-cell table:style-name="ce1" table:formula="of:=([.F15]-[.F7])/8" office:value-type="float" office:value="587.444444444444" calcext:value-type="float">
            <text:p>587,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55" calcext:value-type="float">
            <text:p>955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47" calcext:value-type="float">
            <text:p>947</text:p>
          </table:table-cell>
          <table:table-cell table:number-columns-repeated="3"/>
          <table:table-cell office:value-type="float" office:value="914.555555555556" calcext:value-type="float">
            <text:p>914,5555555556</text:p>
          </table:table-cell>
          <table:table-cell/>
          <table:table-cell table:formula="of:=[.H18]+[.$G$28]"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formula="of:=[.F20]-[.F19]" office:value-type="float" office:value="-914.555555555556" calcext:value-type="float">
            <text:p>-914,5555555556</text:p>
          </table:table-cell>
          <table:table-cell table:formula="of:=[.H19]+[.$G$28]" office:value-type="float" office:value="1795" calcext:value-type="float">
            <text:p>179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40" calcext:value-type="float">
            <text:p>5640</text:p>
          </table:table-cell>
          <table:table-cell table:formula="of:=AVERAGE([.B21:.B39])" office:value-type="float" office:value="5614.11111111111" calcext:value-type="float">
            <text:p>5614,1111111111</text:p>
          </table:table-cell>
          <table:table-cell table:number-columns-repeated="3"/>
          <table:table-cell table:formula="of:=[.F21]-[.F20]" office:value-type="float" office:value="0" calcext:value-type="float">
            <text:p>0</text:p>
          </table:table-cell>
          <table:table-cell table:formula="of:=[.H20]+[.$G$28]"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01" calcext:value-type="float">
            <text:p>5501</text:p>
          </table:table-cell>
          <table:table-cell table:number-columns-repeated="4"/>
          <table:table-cell table:formula="of:=[.F22]-[.F21]" office:value-type="float" office:value="0" calcext:value-type="float">
            <text:p>0</text:p>
          </table:table-cell>
          <table:table-cell table:formula="of:=[.H21]+[.$G$28]" office:value-type="float" office:value="2969" calcext:value-type="float">
            <text:p>296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07" calcext:value-type="float">
            <text:p>5507</text:p>
          </table:table-cell>
          <table:table-cell table:number-columns-repeated="4"/>
          <table:table-cell table:formula="of:=[.F23]-[.F22]" office:value-type="float" office:value="0" calcext:value-type="float">
            <text:p>0</text:p>
          </table:table-cell>
          <table:table-cell table:formula="of:=[.H22]+[.$G$28]" office:value-type="float" office:value="3556" calcext:value-type="float">
            <text:p>3556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75" calcext:value-type="float">
            <text:p>5575</text:p>
          </table:table-cell>
          <table:table-cell table:number-columns-repeated="4"/>
          <table:table-cell table:formula="of:=[.F24]-[.F23]" office:value-type="float" office:value="0" calcext:value-type="float">
            <text:p>0</text:p>
          </table:table-cell>
          <table:table-cell table:formula="of:=[.H23]+[.$G$28]" office:value-type="float" office:value="4143" calcext:value-type="float">
            <text:p>414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07" calcext:value-type="float">
            <text:p>5607</text:p>
          </table:table-cell>
          <table:table-cell table:number-columns-repeated="4"/>
          <table:table-cell table:formula="of:=[.F25]-[.F24]" office:value-type="float" office:value="0" calcext:value-type="float">
            <text:p>0</text:p>
          </table:table-cell>
          <table:table-cell table:formula="of:=[.H24]+[.$G$28]" office:value-type="float" office:value="4730" calcext:value-type="float">
            <text:p>473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9" calcext:value-type="float">
            <text:p>5639</text:p>
          </table:table-cell>
          <table:table-cell table:number-columns-repeated="4"/>
          <table:table-cell table:formula="of:=[.F26]-[.F25]" office:value-type="float" office:value="0" calcext:value-type="float">
            <text:p>0</text:p>
          </table:table-cell>
          <table:table-cell table:formula="of:=[.H25]+[.$G$28]" office:value-type="float" office:value="5317" calcext:value-type="float">
            <text:p>5317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45" calcext:value-type="float">
            <text:p>5645</text:p>
          </table:table-cell>
          <table:table-cell table:number-columns-repeated="3"/>
          <table:table-cell office:value-type="float" office:value="5614.11111111111" calcext:value-type="float">
            <text:p>5614,1111111111</text:p>
          </table:table-cell>
          <table:table-cell table:formula="of:=[.F27]-[.F26]" office:value-type="float" office:value="5614.11111111111" calcext:value-type="float">
            <text:p>5614,1111111111</text:p>
          </table:table-cell>
          <table:table-cell table:formula="of:=[.H26]+[.$G$28]" office:value-type="float" office:value="5904" calcext:value-type="float">
            <text:p>5904</text:p>
          </table:table-cell>
          <table:table-cell table:formula="of:=([.H26]+[.H27])/2" office:value-type="float" office:value="5610.5" calcext:value-type="float">
            <text:p>5610,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66" calcext:value-type="float">
            <text:p>5666</text:p>
          </table:table-cell>
          <table:table-cell table:number-columns-repeated="4"/>
          <table:table-cell table:style-name="ce1"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69" calcext:value-type="float">
            <text:p>5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82" calcext:value-type="float">
            <text:p>5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68" calcext:value-type="float">
            <text:p>5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3" calcext:value-type="float">
            <text:p>5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2" calcext:value-type="float">
            <text:p>5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97" calcext:value-type="float">
            <text:p>55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87" calcext:value-type="float">
            <text:p>55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99" calcext:value-type="float">
            <text:p>5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3" calcext:value-type="float">
            <text:p>56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4" calcext:value-type="float">
            <text:p>5614</text:p>
          </table:table-cell>
          <table:table-cell table:number-columns-repeated="7"/>
        </table:table-row>
      </table:table>
      <table:table table:name="Arkusz5" table:style-name="ta1">
        <table:table-column table:style-name="co1" table:number-columns-repeated="7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AVERAGE([.A2:.A19])" office:value-type="float" office:value="1433.55555555556" calcext:value-type="float">
            <text:p>1433,5555555556</text:p>
          </table:table-cell>
          <table:table-cell table:number-columns-repeated="5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6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5"/>
          <table:table-cell table:formula="of:=[.F5]-[.$F$11]/2" office:value-type="float" office:value="978.923611111111" calcext:value-type="float">
            <text:p>978,923611111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33.55555555556" calcext:value-type="float">
            <text:p>1433,5555555556</text:p>
          </table:table-cell>
          <table:table-cell table:formula="of:=[.G4]+[.$F$11]" office:value-type="float" office:value="1888.1875" calcext:value-type="float">
            <text:p>1888,187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F5]+[.$F$11]" office:value-type="float" office:value="2342.81944444444" calcext:value-type="float">
            <text:p>2342,8194444445</text:p>
          </table:table-cell>
          <table:table-cell table:formula="of:=[.G5]+[.$F$11]" office:value-type="float" office:value="2797.45138888889" calcext:value-type="float">
            <text:p>2797,451388888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6]+[.$F$11]" office:value-type="float" office:value="3252.08333333333" calcext:value-type="float">
            <text:p>3252,0833333333</text:p>
          </table:table-cell>
          <table:table-cell table:formula="of:=[.G6]+[.$F$11]" office:value-type="float" office:value="3706.71527777778" calcext:value-type="float">
            <text:p>3706,715277777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F7]+[.$F$11]" office:value-type="float" office:value="4161.34722222222" calcext:value-type="float">
            <text:p>4161,3472222222</text:p>
          </table:table-cell>
          <table:table-cell table:formula="of:=[.G7]+[.$F$11]" office:value-type="float" office:value="4615.97916666667" calcext:value-type="float">
            <text:p>4615,979166666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070.61111111111" calcext:value-type="float">
            <text:p>5070,6111111111</text:p>
          </table:table-cell>
          <table:table-cell table:formula="of:=[.G8]+[.$F$11]" office:value-type="float" office:value="5525.24305555555" calcext:value-type="float">
            <text:p>5525,243055555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6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table:formula="of:=([.F$9]-[.F$5])/4" office:value-type="float" office:value="909.263888888889" calcext:value-type="float">
            <text:p>909,2638888889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6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6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6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6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6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6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formula="of:=AVERAGE([.A22:.A39])" office:value-type="float" office:value="5070.61111111111" calcext:value-type="float">
            <text:p>5070,6111111111</text:p>
          </table:table-cell>
          <table:table-cell table:number-columns-repeated="5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6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6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6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6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6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6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6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6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6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6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6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6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6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6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6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6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.00.0000</text:date>, <text:time style:data-style-name="N2" text:time-value="21:52:51.2260247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0:55:49.177923863</meta:creation-date>
    <dc:date>2018-06-21T22:02:52.250370942</dc:date>
    <meta:editing-duration>PT7H55M24S</meta:editing-duration>
    <meta:editing-cycles>6</meta:editing-cycles>
    <meta:generator>LibreOffice/5.1.6.2$Linux_X86_64 LibreOffice_project/10m0$Build-2</meta:generator>
    <meta:document-statistic meta:table-count="5" meta:cell-count="16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61cm" svg:height="19.364cm" xlink:href=".." xlink:type="simple" chart:class="chart:bar" chart:style-name="ch1">
        <chart:legend chart:legend-position="end" svg:x="24.092cm" svg:y="9.369cm" style:legend-expansion="high" chart:style-name="ch2"/>
        <chart:plot-area chart:style-name="ch3" table:cell-range-address="Arkusz1.A1:Arkusz1.B364" chart:data-source-has-labels="column" svg:x="0.533cm" svg:y="0.387cm" svg:width="23.026cm" svg:height="18.59cm">
          <chartooo:coordinate-region svg:x="1.842cm" svg:y="0.508cm" svg:width="21.717cm" svg:height="17.399cm"/>
          <chart:axis chart:dimension="x" chart:name="primary-x" chart:style-name="ch4" chartooo:axis-type="auto">
            <chartooo:date-scale/>
            <chart:categories table:cell-range-address="Arkusz1.A1:Arkusz1.A3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:Arkusz1.B364" chart:class="chart:bar">
            <chart:data-point chart:repeated="3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Arkusz1.A1:Arkusz1.A364</svg:desc>
                </draw:g>
              </table:table-cell>
              <table:table-cell office:value-type="float" office:value="1822">
                <text:p>1822</text:p>
                <draw:g>
                  <svg:desc>Arkusz1.B1:Arkusz1.B364</svg:desc>
                </draw:g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9916">
                <text:p>991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0490">
                <text:p>1049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145">
                <text:p>51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846">
                <text:p>1384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260">
                <text:p>526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29">
                <text:p>1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42cm" svg:y="3.925cm" style:legend-expansion="high" chart:style-name="ch2"/>
        <chart:plot-area chart:style-name="ch3" table:cell-range-address="Arkusz1.E329:Arkusz1.F336" svg:x="0.146cm" svg:y="-0.015cm" svg:width="12.201cm" svg:height="8.639cm">
          <chartooo:coordinate-region svg:x="1.244cm" svg:y="0.199cm" svg:width="10.995cm" svg:height="7.7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E329:Arkusz1.E336" chart:class="chart:line">
            <chart:data-point chart:repeated="8"/>
          </chart:series>
          <chart:series chart:style-name="ch7" chart:values-cell-range-address="Arkusz1.F329:Arkusz1.F336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E329:Arkusz1.E336</svg:desc>
                </draw:g>
              </table:table-cell>
              <table:table-cell office:value-type="float" office:value="516">
                <text:p>516</text:p>
                <draw:g>
                  <svg:desc>Arkusz1.F329:Arkusz1.F3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278">
                <text:p>6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11cm" svg:y="4.187cm" style:legend-expansion="high" chart:style-name="ch2"/>
        <chart:plot-area chart:style-name="ch3" table:cell-range-address="Arkusz2.C2:Arkusz2.C160" svg:x="0.32cm" svg:y="0.18cm" svg:width="12.171cm" svg:height="8.64cm">
          <chartooo:coordinate-region svg:x="1.418cm" svg:y="0.295cm" svg:width="11.073cm" svg:height="7.4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2.C2:Arkusz2.C160" chart:class="chart:line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0.421052631579">
                <text:p>670.421052631579</text:p>
                <draw:g>
                  <svg:desc>Arkusz2.C2:Arkusz2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6.72222222222">
                <text:p>1166.7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89.38888888889">
                <text:p>1889.38888888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94.5">
                <text:p>259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19.84210526316">
                <text:p>3319.84210526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21.47368421053">
                <text:p>4021.473684210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54.52631578947">
                <text:p>4754.526315789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36.88888888889">
                <text:p>5436.888888888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20.05263157895">
                <text:p>6120.052631578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11cm" svg:y="4.187cm" style:legend-expansion="high" chart:style-name="ch2"/>
        <chart:plot-area chart:style-name="ch3" table:cell-range-address="Arkusz3.C2:Arkusz3.C153" svg:x="0.32cm" svg:y="0.18cm" svg:width="12.171cm" svg:height="8.64cm">
          <chartooo:coordinate-region svg:x="1.418cm" svg:y="0.295cm" svg:width="11.073cm" svg:height="7.4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3.C2:Arkusz3.C153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9.63157894737">
                <text:p>1029.63157894737</text:p>
                <draw:g>
                  <svg:desc>Arkusz3.C2:Arkusz3.C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7.16666666667">
                <text:p>1677.1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75.44444444444">
                <text:p>2375.44444444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9.44444444444">
                <text:p>2959.44444444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24.11111111111">
                <text:p>3624.11111111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82.47058823529">
                <text:p>4282.470588235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74.33333333333">
                <text:p>4974.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13.05882352941">
                <text:p>5613.058823529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83.77777777778">
                <text:p>6183.777777777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